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2e799" officeooo:paragraph-rsid="0012e799"/>
    </style:style>
    <style:style style:name="P2" style:family="paragraph" style:parent-style-name="Standard" style:list-style-name="L2">
      <style:text-properties officeooo:rsid="0012e799" officeooo:paragraph-rsid="0014caf5"/>
    </style:style>
    <style:style style:name="P3" style:family="paragraph" style:parent-style-name="Standard" style:list-style-name="L2">
      <style:text-properties officeooo:rsid="0014caf5" officeooo:paragraph-rsid="0014caf5"/>
    </style:style>
    <style:style style:name="P4" style:family="paragraph" style:parent-style-name="Standard" style:list-style-name="L2">
      <style:paragraph-properties fo:margin-top="0.101cm" fo:margin-bottom="0.101cm" loext:contextual-spacing="false"/>
      <style:text-properties officeooo:paragraph-rsid="000f6901"/>
    </style:style>
    <style:style style:name="P5" style:family="paragraph" style:parent-style-name="Standard" style:list-style-name="L2">
      <style:paragraph-properties fo:margin-top="0.101cm" fo:margin-bottom="0.101cm" loext:contextual-spacing="false"/>
      <style:text-properties officeooo:paragraph-rsid="0014caf5"/>
    </style:style>
    <style:style style:name="P6" style:family="paragraph" style:parent-style-name="Standard" style:list-style-name="L2">
      <style:paragraph-properties fo:margin-top="0.101cm" fo:margin-bottom="0.101cm" loext:contextual-spacing="false"/>
      <style:text-properties officeooo:rsid="000f6901" officeooo:paragraph-rsid="000f6901"/>
    </style:style>
    <style:style style:name="P7" style:family="paragraph" style:parent-style-name="Standard" style:list-style-name="L8">
      <style:paragraph-properties fo:margin-top="0.101cm" fo:margin-bottom="0.101cm" loext:contextual-spacing="false"/>
      <style:text-properties officeooo:rsid="000f6901" officeooo:paragraph-rsid="0014caf5"/>
    </style:style>
    <style:style style:name="P8" style:family="paragraph" style:parent-style-name="Standard" style:list-style-name="L8">
      <style:paragraph-properties fo:margin-top="0.101cm" fo:margin-bottom="0.101cm" loext:contextual-spacing="false"/>
      <style:text-properties officeooo:paragraph-rsid="0014caf5"/>
    </style:style>
    <style:style style:name="P9" style:family="paragraph" style:parent-style-name="Standard" style:list-style-name="L6">
      <style:paragraph-properties fo:margin-top="0.101cm" fo:margin-bottom="0.101cm" loext:contextual-spacing="false"/>
      <style:text-properties officeooo:rsid="0014caf5" officeooo:paragraph-rsid="0014caf5"/>
    </style:style>
    <style:style style:name="P10" style:family="paragraph" style:parent-style-name="Standard" style:list-style-name="L2">
      <style:paragraph-properties fo:margin-top="0.101cm" fo:margin-bottom="0.101cm" loext:contextual-spacing="false"/>
      <style:text-properties officeooo:rsid="0014caf5" officeooo:paragraph-rsid="0014caf5"/>
    </style:style>
    <style:style style:name="P11" style:family="paragraph" style:parent-style-name="Standard" style:list-style-name="L3">
      <style:paragraph-properties fo:margin-top="0.101cm" fo:margin-bottom="0.101cm" loext:contextual-spacing="false"/>
      <style:text-properties officeooo:paragraph-rsid="000f6901"/>
    </style:style>
    <style:style style:name="P12" style:family="paragraph" style:parent-style-name="Standard" style:list-style-name="L4">
      <style:paragraph-properties fo:margin-top="0.101cm" fo:margin-bottom="0.101cm" loext:contextual-spacing="false"/>
      <style:text-properties officeooo:paragraph-rsid="000f6901"/>
    </style:style>
    <style:style style:name="P13" style:family="paragraph" style:parent-style-name="Standard" style:list-style-name="L5">
      <style:paragraph-properties fo:margin-top="0.101cm" fo:margin-bottom="0.101cm" loext:contextual-spacing="false"/>
      <style:text-properties officeooo:paragraph-rsid="000f6901"/>
    </style:style>
    <style:style style:name="P14" style:family="paragraph" style:parent-style-name="Standard" style:list-style-name="L2">
      <style:paragraph-properties fo:margin-top="0.101cm" fo:margin-bottom="0.101cm" loext:contextual-spacing="false"/>
      <style:text-properties officeooo:rsid="0012e799" officeooo:paragraph-rsid="0012e799"/>
    </style:style>
    <style:style style:name="P15" style:family="paragraph" style:parent-style-name="Standard" style:list-style-name="L2">
      <style:paragraph-properties fo:margin-top="0.101cm" fo:margin-bottom="0.101cm" loext:contextual-spacing="false"/>
      <style:text-properties officeooo:rsid="0012e799" officeooo:paragraph-rsid="0014caf5"/>
    </style:style>
    <style:style style:name="T1" style:family="text">
      <style:text-properties officeooo:rsid="000f6901"/>
    </style:style>
    <style:style style:name="T2" style:family="text">
      <style:text-properties officeooo:rsid="0012e799"/>
    </style:style>
    <style:style style:name="T3" style:family="text">
      <style:text-properties officeooo:rsid="0014ca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lle d’évaluation</text:p>
      <text:h text:style-name="Heading_20_1" text:outline-level="1">Projet site Web</text:h>
      <text:list xml:id="list1635915945" text:style-name="L2">
        <text:list-item>
          <text:p text:style-name="P4"><text:span text:style-name="T1">Sujet : </text:span><text:span text:style-name="T3">( 3</text:span><text:span text:style-name="T1"> points </text:span><text:span text:style-name="T3">)</text:span></text:p>
          <text:list>
            <text:list-item>
              <text:p text:style-name="P5"><text:span text:style-name="T3">S</text:span><text:span text:style-name="T1">ujet abordé par le site respecte la consigne ( thème en référence au lycée) </text:span></text:p>
            </text:list-item>
            <text:list-item>
              <text:p text:style-name="P5"><text:span text:style-name="T3">Balise html met en évidence les parties du texte : paragraphe, titre, emphase, lien</text:span></text:p>
            </text:list-item>
            <text:list-item>
              <text:p text:style-name="P5"><text:span text:style-name="T3">Texte bien construit, </text:span><text:span text:style-name="T1">écrit sans fautes.</text:span></text:p>
            </text:list-item>
          </text:list>
        </text:list-item>
        <text:list-item>
          <text:p text:style-name="P6">Structure : <text:span text:style-name="T3">( 4</text:span> point<text:span text:style-name="T3">s )</text:span></text:p>
        </text:list-item>
      </text:list>
      <text:list xml:id="list1853980896" text:style-name="L8">
        <text:list-item>
          <text:list>
            <text:list-item>
              <text:p text:style-name="P7"><text:span text:style-name="T3">Arborescence du projet respecté : 3</text:span> fic<text:span text:style-name="T3">h</text:span>iers <text:span text:style-name="T3">html et trois dossiers (css, js, img)</text:span></text:p>
            </text:list-item>
            <text:list-item>
              <text:p text:style-name="P8"><text:span text:style-name="T3">D</text:span><text:span text:style-name="T1">ossier image </text:span><text:span text:style-name="T3">contenant des images</text:span></text:p>
            </text:list-item>
          </text:list>
        </text:list-item>
      </text:list>
      <text:list xml:id="list2512856610" text:style-name="L6">
        <text:list-item>
          <text:list>
            <text:list-item>
              <text:p text:style-name="P9">Dossier css avec la feuille de style</text:p>
            </text:list-item>
            <text:list-item>
              <text:p text:style-name="P9">Dossier javascript avec les deux fichiers javascripts.</text:p>
            </text:list-item>
          </text:list>
        </text:list-item>
      </text:list>
      <text:list xml:id="list112753770041522" text:continue-list="list1635915945" text:style-name="L2">
        <text:list-item>
          <text:p text:style-name="P6">Accueil : <text:span text:style-name="T3">( </text:span>5 points <text:span text:style-name="T3">)</text:span></text:p>
          <text:list>
            <text:list-item>
              <text:p text:style-name="P4"><text:span text:style-name="T3">C</text:span><text:span text:style-name="T1">ode html (balises) est conforme aux paragraphes et titres de texte (1 pt)</text:span></text:p>
            </text:list-item>
            <text:list-item>
              <text:p text:style-name="P4"><text:span text:style-name="T3">L</text:span><text:span text:style-name="T1">ogo et le titre sont bien disposés (classes css ajoutées) (1 pt)</text:span></text:p>
            </text:list-item>
          </text:list>
        </text:list-item>
      </text:list>
      <text:list xml:id="list51396250" text:style-name="L3">
        <text:list-item>
          <text:list>
            <text:list-item>
              <text:p text:style-name="P11"><text:span text:style-name="T3">P</text:span><text:span text:style-name="T1">ied de page en trois colonnes (classes css ajoutées) (1 pt)</text:span></text:p>
            </text:list-item>
          </text:list>
        </text:list-item>
      </text:list>
      <text:list xml:id="list3552453431" text:style-name="L4">
        <text:list-item>
          <text:list>
            <text:list-item>
              <text:p text:style-name="P12"><text:span text:style-name="T3">C</text:span><text:span text:style-name="T1">ode html des trois blocs du pied de page est conforme (liste ul) (1 pt)</text:span></text:p>
            </text:list-item>
          </text:list>
        </text:list-item>
      </text:list>
      <text:list xml:id="list2314671178" text:style-name="L5">
        <text:list-item>
          <text:list>
            <text:list-item>
              <text:p text:style-name="P13"><text:span text:style-name="T3">L</text:span><text:span text:style-name="T1">iens vers les autres pages fonctionnels (1 pt)</text:span></text:p>
            </text:list-item>
          </text:list>
        </text:list-item>
      </text:list>
      <text:list xml:id="list112754058018547" text:continue-list="list112753770041522" text:style-name="L2">
        <text:list-item>
          <text:p text:style-name="P6">Contact : <text:span text:style-name="T3">( 5</text:span> points <text:span text:style-name="T3">)</text:span></text:p>
          <text:list>
            <text:list-item>
              <text:p text:style-name="P14">Balise de formulaire form</text:p>
            </text:list-item>
            <text:list-item>
              <text:p text:style-name="P14">Présence du champ de formulaire input pour la saisie du nom</text:p>
            </text:list-item>
            <text:list-item>
              <text:p text:style-name="P14">Présence du champ de saisie du formulaire textarea pour la saisie du message</text:p>
            </text:list-item>
            <text:list-item>
              <text:p text:style-name="P10">Présence du bouton d’envoi de formulaire input type=bubmit</text:p>
            </text:list-item>
            <text:list-item>
              <text:p text:style-name="P14"><text:span text:style-name="T3">C</text:span>lasse css ajoutée sur le bouton <text:span text:style-name="T3">d’envoi</text:span></text:p>
            </text:list-item>
          </text:list>
        </text:list-item>
        <text:list-item>
          <text:p text:style-name="P6">Diaporama : <text:span text:style-name="T3">( </text:span><text:span text:style-name="T2">4</text:span> points <text:span text:style-name="T3">)</text:span></text:p>
          <text:list>
            <text:list-item>
              <text:p text:style-name="P14">Présence d’au moins une photographie</text:p>
            </text:list-item>
            <text:list-item>
              <text:p text:style-name="P14">Code html de la liste d’images correct</text:p>
            </text:list-item>
            <text:list-item>
              <text:p text:style-name="P14">Classe css ajoutée sur la liste ul (diapo)</text:p>
            </text:list-item>
            <text:list-item>
              <text:p text:style-name="P14">Présence des deux boutons de navigation (button)</text:p>
            </text:list-item>
          </text:list>
        </text:list-item>
        <text:list-item>
          <text:p text:style-name="P14"><text:span text:style-name="T3">CSS : p</text:span>ersonnalisation affichage ( <text:span text:style-name="T3">6</text:span> points )</text:p>
          <text:list>
            <text:list-item>
              <text:p text:style-name="P10">Lien vers la feuille de style opérationnel</text:p>
            </text:list-item>
            <text:list-item>
              <text:p text:style-name="P14">Couleur de fond d’entête modifié</text:p>
            </text:list-item>
            <text:list-item>
              <text:p text:style-name="P14">Couleur de fond du pied de page modifié</text:p>
            </text:list-item>
            <text:list-item>
              <text:p text:style-name="P14">Couleur des liens dans le pied de page</text:p>
            </text:list-item>
            <text:list-item>
              <text:p text:style-name="P14">Couleur des boutons du diaporama</text:p>
            </text:list-item>
            <text:list-item>
              <text:p text:style-name="P14"><text:soft-page-break/>Couleur du bouton d’envoi du formulaire</text:p>
            </text:list-item>
          </text:list>
        </text:list-item>
        <text:list-item>
          <text:p text:style-name="P15">Javascript ( <text:span text:style-name="T3">5</text:span> points) </text:p>
          <text:list>
            <text:list-item>
              <text:p text:style-name="P10">Lien vers les scripts javascript opérationnels.</text:p>
            </text:list-item>
            <text:list-item>
              <text:p text:style-name="P15">Ajout des événements onclik() sur les boutons du diaporama</text:p>
            </text:list-item>
            <text:list-item>
              <text:p text:style-name="P15">Ajout de l’événement onclick sur le bouton d’envoi du formulaire</text:p>
            </text:list-item>
            <text:list-item>
              <text:p text:style-name="P15">Affichage de la fenêtre d’alerte </text:p>
            </text:list-item>
            <text:list-item>
              <text:p text:style-name="P15"><text:span text:style-name="T3">L</text:span>e nom et le message <text:span text:style-name="T3">saisis sont affichés dans la fenetre d’alert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6T10:52:45.199000000</meta:creation-date>
    <dc:date>2022-05-16T11:27:05.465000000</dc:date>
    <meta:editing-duration>PT11M28S</meta:editing-duration>
    <meta:editing-cycles>2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1" meta:word-count="363" meta:character-count="1896" meta:non-whitespace-character-count="1610"/>
  </office:meta>
</office:document-meta>
</file>